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" fo:font-size="44pt" officeooo:rsid="0018a059" officeooo:paragraph-rsid="0018a059" style:font-size-asian="38.5pt" style:font-size-complex="44pt"/>
    </style:style>
    <style:style style:name="P2" style:family="paragraph" style:parent-style-name="Standard">
      <style:paragraph-properties fo:text-align="center" style:justify-single-word="false"/>
      <style:text-properties style:font-name="Century" fo:font-size="44pt" officeooo:rsid="001aeae5" officeooo:paragraph-rsid="001aeae5" style:font-size-asian="38.5pt" style:font-size-complex="44pt"/>
    </style:style>
    <style:style style:name="T1" style:family="text">
      <style:text-properties officeooo:rsid="001aeae5"/>
    </style:style>
    <style:style style:name="T2" style:family="text">
      <style:text-properties officeooo:rsid="001bd8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<text:span text:style-name="T2">3</text:span> - La phase de</text:p>
      <text:p text:style-name="P2">Développe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4:51:43.405000000</meta:creation-date>
    <dc:date>2019-03-26T15:20:25.400000000</dc:date>
    <meta:editing-duration>PT2M18S</meta:editing-duration>
    <meta:editing-cycles>4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2" meta:word-count="6" meta:character-count="28" meta:non-whitespace-character-count="24"/>
  </office:meta>
</office:document-meta>
</file>